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orphans="2" fo:widows="2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orphans="2" fo:widows="2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al - Garcia/Hunter</text:p>
      <text:p text:style-name="P4"/>
      <text:p text:style-name="P3">A <text:s text:c="15"/>C#7</text:p>
      <text:p text:style-name="P3">Since it costs a lot to win, </text:p>
      <text:p text:style-name="P3">F#m <text:s text:c="4"/>E <text:s text:c="7"/>D7 <text:s text:c="4"/>Ao x x 1 2 1 2</text:p>
      <text:p text:style-name="P3">And even more to lose,</text:p>
      <text:p text:style-name="P3">A <text:s text:c="18"/>A <text:s text:c="2"/>G# G <text:s text:c="2"/>F#</text:p>
      <text:p text:style-name="P3">You and me bound to spend some time </text:p>
      <text:p text:style-name="P3">B <text:s text:c="16"/>D</text:p>
      <text:p text:style-name="P3">Wond'rin' what to choose.</text:p>
      <text:p text:style-name="P3">A <text:s text:c="16"/>C#7</text:p>
      <text:p text:style-name="P3">Goes to show, you don't ever know,</text:p>
      <text:p text:style-name="P3">F#m <text:s text:c="7"/>E <text:s text:c="16"/>D7 <text:s text:c="11"/>Ao</text:p>
      <text:p text:style-name="P3">Watch each card you play and play it slow,</text:p>
      <text:p text:style-name="P3">A <text:s text:c="15"/>G <text:s text:c="9"/>D</text:p>
      <text:p text:style-name="P3">Wait until that deal come round,</text:p>
      <text:p text:style-name="P3">A <text:s text:c="18"/>G <text:s text:c="6"/>D <text:s text:c="7"/>A</text:p>
      <text:p text:style-name="P3">Don't you let that deal go down, no, no.</text:p>
      <text:p text:style-name="P6"/>
      <text:p text:style-name="P3">I been gamblin' hereabouts </text:p>
      <text:p text:style-name="P3">For ten good solid years,</text:p>
      <text:p text:style-name="P3">If I told you 'bout all that went down </text:p>
      <text:p text:style-name="P3">It would burn off both of your ears.</text:p>
      <text:p text:style-name="P3">Goes to show you don't ever know</text:p>
      <text:p text:style-name="P3">Watch each card you play and play it slow,</text:p>
      <text:p text:style-name="P3">Wait until that deal come round,</text:p>
      <text:p text:style-name="P3">Don't you let that deal go down, no, no.</text:p>
      <text:p text:style-name="P6"/>
      <text:p text:style-name="P5">Solo over verse</text:p>
      <text:p text:style-name="P5"/>
      <text:p text:style-name="P3">Since you poured the wine for me </text:p>
      <text:p text:style-name="P3">And tightened up my shoes,</text:p>
      <text:p text:style-name="P3">I hate to leave you sittin' there, </text:p>
      <text:p text:style-name="P3">Composin' lonesome blues.</text:p>
      <text:p text:style-name="P3">Goes to show you don't ever know</text:p>
      <text:p text:style-name="P3">Watch each card you play and play it slow,</text:p>
      <text:p text:style-name="P3">Wait until that deal come round, </text:p>
      <text:p text:style-name="P3">Don't you let that deal go down.</text:p>
      <text:p text:style-name="P6"/>
      <text:p text:style-name="P3">Wait until that deal come round, </text:p>
      <text:p text:style-name="P3">Don't you let that deal go down,</text:p>
      <text:p text:style-name="P3">Wait until that deal come round, </text:p>
      <text:p text:style-name="P8">Don't you let that deal go down. {x3}</text:p>
      <text:p text:style-name="P5">Jam over {A G 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33:46</meta:creation-date>
    <meta:document-statistic meta:table-count="0" meta:image-count="0" meta:object-count="0" meta:page-count="1" meta:paragraph-count="39" meta:word-count="233" meta:character-count="1220" meta:non-whitespace-character-count="844"/>
    <dc:date>2013-01-12T14:35:46</dc:date>
    <meta:editing-duration>PT2M</meta:editing-duration>
    <meta:editing-cycles>1</meta:editing-cycles>
    <meta:generator>LibreOffice/3.4$Unix LibreOffice_project/340m1$Build-302</meta:generator>
  </office:meta>
</office:document-meta>
</file>